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 table:formula="of:=(SUM(VLOOKUP([.B2]; [.$AI$2:.$AJ$14]; 2; 0);  VLOOKUP([.C2]; [.$AI$2:.$AJ$14]; 2; 0); VLOOKUP([.D2]; [.$AI$2:.$AJ$14]; 2; 0); VLOOKUP([.E2]; [.$AI$2:.$AJ$14]; 2; 0); VLOOKUP([.F2]; [.$AI$2:.$AJ$14]; 2; 0); VLOOKUP([.H2]; [.$AI$2:.$AJ$14]; 2; 0) ) ) / 800 * 0.3" office:value-type="float" office:value="0.20325">
            <text:p>0.203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2] + [.N2] + [.V2] + [.AC2]" office:value-type="float" office:value="0.20325">
            <text:p>0.20325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table:style-name="ce5"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 table:formula="of:=(SUM(VLOOKUP([.B3]; [.$AI$2:.$AJ$14]; 2; 0);  VLOOKUP([.C3]; [.$AI$2:.$AJ$14]; 2; 0); VLOOKUP([.D3]; [.$AI$2:.$AJ$14]; 2; 0); VLOOKUP([.E3]; [.$AI$2:.$AJ$14]; 2; 0); VLOOKUP([.F3]; [.$AI$2:.$AJ$14]; 2; 0); VLOOKUP([.H3]; [.$AI$2:.$AJ$14]; 2; 0) ) ) / 800 * 0.3" office:value-type="float" office:value="0.216">
            <text:p>0.21600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3] + [.N3] + [.V3] + [.AC3]" office:value-type="float" office:value="0.216">
            <text:p>0.216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table:style-name="ce5"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4]; [.$AI$2:.$AJ$14]; 2; 0);  VLOOKUP([.C4]; [.$AI$2:.$AJ$14]; 2; 0); VLOOKUP([.D4]; [.$AI$2:.$AJ$14]; 2; 0); VLOOKUP([.E4]; [.$AI$2:.$AJ$14]; 2; 0); VLOOKUP([.F4]; [.$AI$2:.$AJ$14]; 2; 0); VLOOKUP([.H4]; [.$AI$2:.$AJ$14]; 2; 0) ) ) / 800 * 0.3" office:value-type="float" office:value="0.163875">
            <text:p>0.16388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4] + [.N4] + [.V4] + [.AC4]" office:value-type="float" office:value="0.163875">
            <text:p>0.16388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table:style-name="ce5"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5]; [.$AI$2:.$AJ$14]; 2; 0);  VLOOKUP([.C5]; [.$AI$2:.$AJ$14]; 2; 0); VLOOKUP([.D5]; [.$AI$2:.$AJ$14]; 2; 0); VLOOKUP([.E5]; [.$AI$2:.$AJ$14]; 2; 0); VLOOKUP([.F5]; [.$AI$2:.$AJ$14]; 2; 0); VLOOKUP([.H5]; [.$AI$2:.$AJ$14]; 2; 0) ) ) / 800 * 0.3" office:value-type="float" office:value="0.144">
            <text:p>0.14400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5] + [.N5] + [.V5] + [.AC5]" office:value-type="float" office:value="0.144">
            <text:p>0.144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table:style-name="ce5"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 table:formula="of:=(SUM(VLOOKUP([.B6]; [.$AI$2:.$AJ$14]; 2; 0);  VLOOKUP([.C6]; [.$AI$2:.$AJ$14]; 2; 0); VLOOKUP([.D6]; [.$AI$2:.$AJ$14]; 2; 0); VLOOKUP([.E6]; [.$AI$2:.$AJ$14]; 2; 0); VLOOKUP([.F6]; [.$AI$2:.$AJ$14]; 2; 0); VLOOKUP([.H6]; [.$AI$2:.$AJ$14]; 2; 0) ) ) / 800 * 0.3" office:value-type="float" office:value="0.131625">
            <text:p>0.13163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6] + [.N6] + [.V6] + [.AC6]" office:value-type="float" office:value="0.131625">
            <text:p>0.13163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table:style-name="ce5"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 table:formula="of:=(SUM(VLOOKUP([.B7]; [.$AI$2:.$AJ$14]; 2; 0);  VLOOKUP([.C7]; [.$AI$2:.$AJ$14]; 2; 0); VLOOKUP([.D7]; [.$AI$2:.$AJ$14]; 2; 0); VLOOKUP([.E7]; [.$AI$2:.$AJ$14]; 2; 0); VLOOKUP([.F7]; [.$AI$2:.$AJ$14]; 2; 0); VLOOKUP([.H7]; [.$AI$2:.$AJ$14]; 2; 0) ) ) / 800 * 0.3" office:value-type="float" office:value="0.070875">
            <text:p>0.07088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7] + [.N7] + [.V7] + [.AC7]" office:value-type="float" office:value="0.070875">
            <text:p>0.07088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table:style-name="Default" office:value-type="string">
            <text:p>B-</text:p>
          </table:table-cell>
          <table:table-cell table:style-name="ce5" office:value-type="float" office:value="83">
            <text:p>83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8]; [.$AI$2:.$AJ$14]; 2; 0);  VLOOKUP([.C8]; [.$AI$2:.$AJ$14]; 2; 0); VLOOKUP([.D8]; [.$AI$2:.$AJ$14]; 2; 0); VLOOKUP([.E8]; [.$AI$2:.$AJ$14]; 2; 0); VLOOKUP([.F8]; [.$AI$2:.$AJ$14]; 2; 0); VLOOKUP([.H8]; [.$AI$2:.$AJ$14]; 2; 0) ) ) / 800 * 0.3" office:value-type="float" office:value="0.20625">
            <text:p>0.206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/>
          <table:table-cell table:style-name="ce18"/>
          <table:table-cell table:style-name="ce20"/>
          <table:table-cell/>
          <table:table-cell office:value-type="string">
            <text:p>C+</text:p>
          </table:table-cell>
          <table:table-cell table:style-name="ce5" office:value-type="float" office:value="79">
            <text:p>79</text:p>
          </table:table-cell>
          <table:table-cell table:number-columns-repeated="985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 table:formula="of:=(SUM(VLOOKUP([.B9]; [.$AI$2:.$AJ$14]; 2; 0);  VLOOKUP([.C9]; [.$AI$2:.$AJ$14]; 2; 0); VLOOKUP([.D9]; [.$AI$2:.$AJ$14]; 2; 0); VLOOKUP([.E9]; [.$AI$2:.$AJ$14]; 2; 0); VLOOKUP([.F9]; [.$AI$2:.$AJ$14]; 2; 0); VLOOKUP([.H9]; [.$AI$2:.$AJ$14]; 2; 0) ) ) / 800 * 0.3" office:value-type="float" office:value="0.166125">
            <text:p>0.16613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9] + [.N9] + [.V9] + [.AC9]" office:value-type="float" office:value="0.166125">
            <text:p>0.16613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table:style-name="ce5"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 table:formula="of:=(SUM(VLOOKUP([.B10]; [.$AI$2:.$AJ$14]; 2; 0);  VLOOKUP([.C10]; [.$AI$2:.$AJ$14]; 2; 0); VLOOKUP([.D10]; [.$AI$2:.$AJ$14]; 2; 0); VLOOKUP([.E10]; [.$AI$2:.$AJ$14]; 2; 0); VLOOKUP([.F10]; [.$AI$2:.$AJ$14]; 2; 0); VLOOKUP([.H10]; [.$AI$2:.$AJ$14]; 2; 0) ) ) / 800 * 0.3" office:value-type="float" office:value="0.20625">
            <text:p>0.20625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0] + [.N10] + [.V10] + [.AC10]" office:value-type="float" office:value="0.20625">
            <text:p>0.20625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table:style-name="ce5"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 table:formula="of:=(SUM(VLOOKUP([.B11]; [.$AI$2:.$AJ$14]; 2; 0);  VLOOKUP([.C11]; [.$AI$2:.$AJ$14]; 2; 0); VLOOKUP([.D11]; [.$AI$2:.$AJ$14]; 2; 0); VLOOKUP([.E11]; [.$AI$2:.$AJ$14]; 2; 0); VLOOKUP([.F11]; [.$AI$2:.$AJ$14]; 2; 0); VLOOKUP([.H11]; [.$AI$2:.$AJ$14]; 2; 0) ) ) / 800 * 0.3" office:value-type="float" office:value="0.21825">
            <text:p>0.218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11] + [.N11] + [.V11] + [.AC11]" office:value-type="float" office:value="0.21825">
            <text:p>0.21825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table:style-name="ce5"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 table:formula="of:=(SUM(VLOOKUP([.B12]; [.$AI$2:.$AJ$14]; 2; 0);  VLOOKUP([.C12]; [.$AI$2:.$AJ$14]; 2; 0); VLOOKUP([.D12]; [.$AI$2:.$AJ$14]; 2; 0); VLOOKUP([.E12]; [.$AI$2:.$AJ$14]; 2; 0); VLOOKUP([.F12]; [.$AI$2:.$AJ$14]; 2; 0); VLOOKUP([.H12]; [.$AI$2:.$AJ$14]; 2; 0) ) ) / 800 * 0.3" office:value-type="float" office:value="0.209625">
            <text:p>0.20963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12] + [.N12] + [.V12] + [.AC12]" office:value-type="float" office:value="0.209625">
            <text:p>0.20963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table:style-name="ce5"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 table:formula="of:=(SUM(VLOOKUP([.B13]; [.$AI$2:.$AJ$14]; 2; 0);  VLOOKUP([.C13]; [.$AI$2:.$AJ$14]; 2; 0); VLOOKUP([.D13]; [.$AI$2:.$AJ$14]; 2; 0); VLOOKUP([.E13]; [.$AI$2:.$AJ$14]; 2; 0); VLOOKUP([.F13]; [.$AI$2:.$AJ$14]; 2; 0); VLOOKUP([.H13]; [.$AI$2:.$AJ$14]; 2; 0) ) ) / 800 * 0.3" office:value-type="float" office:value="0.214875">
            <text:p>0.21488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/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3] + [.N13] + [.V13] + [.AC13]" office:value-type="float" office:value="0.214875">
            <text:p>0.21488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table:style-name="ce5"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 table:formula="of:=(SUM(VLOOKUP([.B14]; [.$AI$2:.$AJ$14]; 2; 0);  VLOOKUP([.C14]; [.$AI$2:.$AJ$14]; 2; 0); VLOOKUP([.D14]; [.$AI$2:.$AJ$14]; 2; 0); VLOOKUP([.E14]; [.$AI$2:.$AJ$14]; 2; 0); VLOOKUP([.F14]; [.$AI$2:.$AJ$14]; 2; 0); VLOOKUP([.H14]; [.$AI$2:.$AJ$14]; 2; 0) ) ) / 800 * 0.3" office:value-type="float" office:value="0.067125">
            <text:p>0.06713</text:p>
          </table:table-cell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17" table:formula="of:=[.I14] + [.N14] + [.V14] + [.AC14]" office:value-type="float" office:value="0.067125">
            <text:p>0.06713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5]; [.$AI$2:.$AJ$14]; 2; 0);  VLOOKUP([.C15]; [.$AI$2:.$AJ$14]; 2; 0); VLOOKUP([.D15]; [.$AI$2:.$AJ$14]; 2; 0); VLOOKUP([.E15]; [.$AI$2:.$AJ$14]; 2; 0); VLOOKUP([.F15]; [.$AI$2:.$AJ$14]; 2; 0); VLOOKUP([.H15]; [.$AI$2:.$AJ$14]; 2; 0) ) ) / 800 * 0.3" office:value-type="float" office:value="0.211125">
            <text:p>0.21113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15] + [.N15] + [.V15] + [.AC15]" office:value-type="float" office:value="0.211125">
            <text:p>0.21113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6]; [.$AI$2:.$AJ$14]; 2; 0);  VLOOKUP([.C16]; [.$AI$2:.$AJ$14]; 2; 0); VLOOKUP([.D16]; [.$AI$2:.$AJ$14]; 2; 0); VLOOKUP([.E16]; [.$AI$2:.$AJ$14]; 2; 0); VLOOKUP([.F16]; [.$AI$2:.$AJ$14]; 2; 0); VLOOKUP([.H16]; [.$AI$2:.$AJ$14]; 2; 0) ) ) / 800 * 0.3" office:value-type="float" office:value="0.196125">
            <text:p>0.19613</text:p>
          </table:table-cell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6] + [.N16] + [.V16] + [.AC16]" office:value-type="float" office:value="0.196125">
            <text:p>0.19613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17]; [.$AI$2:.$AJ$14]; 2; 0);  VLOOKUP([.C17]; [.$AI$2:.$AJ$14]; 2; 0); VLOOKUP([.D17]; [.$AI$2:.$AJ$14]; 2; 0); VLOOKUP([.E17]; [.$AI$2:.$AJ$14]; 2; 0); VLOOKUP([.F17]; [.$AI$2:.$AJ$14]; 2; 0); VLOOKUP([.H17]; [.$AI$2:.$AJ$14]; 2; 0) ) ) / 800 * 0.3" office:value-type="float" office:value="0.198375">
            <text:p>0.1983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17] + [.N17] + [.V17] + [.AC17]" office:value-type="float" office:value="0.198375">
            <text:p>0.19838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18]; [.$AI$2:.$AJ$14]; 2; 0);  VLOOKUP([.C18]; [.$AI$2:.$AJ$14]; 2; 0); VLOOKUP([.D18]; [.$AI$2:.$AJ$14]; 2; 0); VLOOKUP([.E18]; [.$AI$2:.$AJ$14]; 2; 0); VLOOKUP([.F18]; [.$AI$2:.$AJ$14]; 2; 0); VLOOKUP([.H18]; [.$AI$2:.$AJ$14]; 2; 0) ) ) / 800 * 0.3" office:value-type="float" office:value="0.18975">
            <text:p>0.18975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18] + [.N18] + [.V18] + [.AC18]" office:value-type="float" office:value="0.18975">
            <text:p>0.18975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19]; [.$AI$2:.$AJ$14]; 2; 0);  VLOOKUP([.C19]; [.$AI$2:.$AJ$14]; 2; 0); VLOOKUP([.D19]; [.$AI$2:.$AJ$14]; 2; 0); VLOOKUP([.E19]; [.$AI$2:.$AJ$14]; 2; 0); VLOOKUP([.F19]; [.$AI$2:.$AJ$14]; 2; 0); VLOOKUP([.H19]; [.$AI$2:.$AJ$14]; 2; 0) ) ) / 800 * 0.3" office:value-type="float" office:value="0.13275">
            <text:p>0.13275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20]; [.$AI$2:.$AJ$14]; 2; 0);  VLOOKUP([.C20]; [.$AI$2:.$AJ$14]; 2; 0); VLOOKUP([.D20]; [.$AI$2:.$AJ$14]; 2; 0); VLOOKUP([.E20]; [.$AI$2:.$AJ$14]; 2; 0); VLOOKUP([.F20]; [.$AI$2:.$AJ$14]; 2; 0); VLOOKUP([.H20]; [.$AI$2:.$AJ$14]; 2; 0) ) ) / 800 * 0.3" office:value-type="float" office:value="0.1785">
            <text:p>0.1785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20] + [.N20] + [.V20] + [.AC20]" office:value-type="float" office:value="0.1785">
            <text:p>0.1785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21]; [.$AI$2:.$AJ$14]; 2; 0);  VLOOKUP([.C21]; [.$AI$2:.$AJ$14]; 2; 0); VLOOKUP([.D21]; [.$AI$2:.$AJ$14]; 2; 0); VLOOKUP([.E21]; [.$AI$2:.$AJ$14]; 2; 0); VLOOKUP([.F21]; [.$AI$2:.$AJ$14]; 2; 0); VLOOKUP([.H21]; [.$AI$2:.$AJ$14]; 2; 0) ) ) / 800 * 0.3" office:value-type="float" office:value="0.2085">
            <text:p>0.2085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21] + [.N21] + [.V21] + [.AC21]" office:value-type="float" office:value="0.2085">
            <text:p>0.2085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.175453125">
            <text:p>0.175453125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 table:style-name="ce5" table:formula="of:=AVERAGE([.M2:.M21]) / 100" office:value-type="float" office:value="0.842631578947368">
            <text:p>0.8426315789</text:p>
          </table:table-cell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9:47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6T10:32:09</dc:date>
    <dc:creator>Gregory Kapfhammer</dc:creator>
    <meta:editing-duration>P30DT19H14M19S</meta:editing-duration>
    <meta:editing-cycles>28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56" meta:object-count="0"/>
  </office:meta>
</office:document-meta>
</file>